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I"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I"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5LV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style:style>
    <style:style style:name="T2" style:parent-style-name="Policepardéfaut" style:family="text">
      <style:text-properties fo:font-weight="bold" style:font-weight-asian="bold" style:text-underline-type="single" style:text-underline-style="solid" style:text-underline-width="auto" style:text-underline-mode="continuous"/>
    </style:style>
    <style:style style:name="T3" style:parent-style-name="Policepardéfaut" style:family="text">
      <style:text-properties fo:font-weight="bold" style:font-weight-asian="bold"/>
    </style:style>
    <style:style style:name="T4" style:parent-style-name="Policepardéfaut" style:family="text">
      <style:text-properties fo:font-weight="bold" style:font-weight-asian="bold"/>
    </style:style>
    <style:style style:name="P5" style:parent-style-name="Standard" style:list-style-name="LFO1" style:family="paragraph">
      <style:text-properties fo:font-weight="bold" style:font-weight-asian="bold" style:text-underline-type="single" style:text-underline-style="solid" style:text-underline-width="auto" style:text-underline-mode="continuous"/>
    </style:style>
    <style:style style:name="P6" style:parent-style-name="Standard" style:list-style-name="LFO2" style:family="paragraph"/>
    <style:style style:name="P7" style:parent-style-name="Standard" style:list-style-name="LFO2" style:family="paragraph"/>
    <style:style style:name="P8" style:parent-style-name="Standard" style:list-style-name="LFO2" style:family="paragraph"/>
    <style:style style:name="P9" style:parent-style-name="Standard" style:list-style-name="LFO2" style:family="paragraph"/>
    <style:style style:name="P10" style:parent-style-name="Standard" style:list-style-name="LFO2" style:family="paragraph"/>
    <style:style style:name="P11" style:parent-style-name="Standard" style:list-style-name="LFO2" style:family="paragraph"/>
    <style:style style:name="P12" style:parent-style-name="Standard" style:list-style-name="LFO3" style:family="paragraph">
      <style:text-properties fo:font-weight="bold" style:font-weight-asian="bold" style:text-underline-type="single" style:text-underline-style="solid" style:text-underline-width="auto" style:text-underline-mode="continuous"/>
    </style:style>
    <style:style style:name="P13" style:parent-style-name="Standard" style:list-style-name="LFO4" style:family="paragraph"/>
    <style:style style:name="P14" style:parent-style-name="Standard" style:list-style-name="LFO4" style:family="paragraph"/>
    <style:style style:name="P15" style:parent-style-name="Standard" style:list-style-name="LFO4" style:family="paragraph">
      <style:text-properties style:text-underline-type="single" style:text-underline-style="solid" style:text-underline-width="auto" style:text-underline-mode="continuous"/>
    </style:style>
    <style:style style:name="P16" style:parent-style-name="Standard" style:list-style-name="LFO4" style:family="paragraph"/>
    <style:style style:name="P17" style:parent-style-name="Standard" style:list-style-name="LFO4" style:family="paragraph"/>
    <style:style style:name="P18" style:parent-style-name="Standard" style:list-style-name="LFO4" style:family="paragraph"/>
    <style:style style:name="P19" style:parent-style-name="Standard" style:list-style-name="LFO4" style:family="paragraph"/>
    <style:style style:name="P20" style:parent-style-name="Standard" style:list-style-name="LFO4" style:family="paragraph"/>
    <style:style style:name="P21" style:parent-style-name="Standard" style:list-style-name="LFO4" style:family="paragraph"/>
    <style:style style:name="P22" style:parent-style-name="Standard" style:list-style-name="LFO4" style:family="paragraph"/>
    <style:style style:name="P23" style:parent-style-name="Standard" style:list-style-name="LFO4" style:family="paragraph"/>
    <style:style style:name="P24" style:parent-style-name="Standard" style:list-style-name="LFO4" style:family="paragraph"/>
    <style:style style:name="P25" style:parent-style-name="Standard" style:list-style-name="LFO4" style:family="paragraph"/>
    <style:style style:name="P26" style:parent-style-name="Standard" style:list-style-name="LFO4" style:family="paragraph">
      <style:text-properties style:text-underline-type="single" style:text-underline-style="solid" style:text-underline-width="auto" style:text-underline-mode="continuous"/>
    </style:style>
    <style:style style:name="P27" style:parent-style-name="Standard" style:list-style-name="LFO4" style:family="paragraph"/>
    <style:style style:name="P28" style:parent-style-name="Standard" style:list-style-name="LFO4" style:family="paragraph"/>
    <style:style style:name="P29" style:parent-style-name="Standard" style:list-style-name="LFO4" style:family="paragraph"/>
    <style:style style:name="P30" style:parent-style-name="Standard" style:list-style-name="LFO4" style:family="paragraph"/>
    <style:style style:name="P31" style:parent-style-name="Standard" style:list-style-name="LFO4" style:family="paragraph"/>
    <style:style style:name="P32" style:parent-style-name="Standard" style:list-style-name="LFO4" style:family="paragraph"/>
    <style:style style:name="P33" style:parent-style-name="Standard" style:list-style-name="LFO4" style:family="paragraph"/>
    <style:style style:name="P34" style:parent-style-name="Standard" style:list-style-name="LFO4" style:family="paragraph"/>
    <style:style style:name="P35" style:parent-style-name="Standard" style:list-style-name="LFO4" style:family="paragraph"/>
    <style:style style:name="P36" style:parent-style-name="Standard" style:list-style-name="LFO4" style:family="paragraph"/>
    <style:style style:name="P37" style:parent-style-name="Standard" style:list-style-name="LFO4" style:family="paragraph"/>
    <style:style style:name="P38" style:parent-style-name="Standard" style:list-style-name="LFO4" style:family="paragraph"/>
    <style:style style:name="P39" style:parent-style-name="Standard" style:list-style-name="LFO4" style:family="paragraph"/>
    <style:style style:name="T40" style:parent-style-name="Policepardéfaut" style:family="text">
      <style:text-properties style:text-underline-type="single" style:text-underline-style="solid" style:text-underline-width="auto" style:text-underline-mode="continuous"/>
    </style:style>
    <style:style style:name="P41" style:parent-style-name="Standard" style:list-style-name="LFO4" style:family="paragraph"/>
    <style:style style:name="P42" style:parent-style-name="Standard" style:list-style-name="LFO4" style:family="paragraph"/>
    <style:style style:name="P43" style:parent-style-name="Standard" style:list-style-name="LFO4" style:family="paragraph"/>
    <style:style style:name="P44" style:parent-style-name="Standard" style:list-style-name="LFO4" style:family="paragraph">
      <style:text-properties style:text-underline-type="single" style:text-underline-style="solid" style:text-underline-width="auto" style:text-underline-mode="continuous"/>
    </style:style>
    <style:style style:name="P45" style:parent-style-name="Standard" style:list-style-name="LFO4" style:family="paragraph"/>
    <style:style style:name="P46" style:parent-style-name="Standard" style:list-style-name="LFO4" style:family="paragraph"/>
    <style:style style:name="P47" style:parent-style-name="Standard" style:list-style-name="LFO4" style:family="paragraph"/>
    <style:style style:name="P48" style:parent-style-name="Standard" style:list-style-name="LFO4" style:family="paragraph"/>
    <style:style style:name="P49" style:parent-style-name="Standard" style:list-style-name="LFO4" style:family="paragraph"/>
    <style:style style:name="P50" style:parent-style-name="Standard" style:list-style-name="LFO4" style:family="paragraph"/>
    <style:style style:name="P51" style:parent-style-name="Standard" style:list-style-name="LFO4" style:family="paragraph"/>
    <style:style style:name="P52" style:parent-style-name="Standard" style:list-style-name="LFO5" style:family="paragraph">
      <style:text-properties fo:font-weight="bold" style:font-weight-asian="bold" style:text-underline-type="single" style:text-underline-style="solid" style:text-underline-width="auto" style:text-underline-mode="continuous"/>
    </style:style>
    <style:style style:name="P53" style:parent-style-name="Standard" style:list-style-name="LFO5" style:family="paragraph">
      <style:text-properties style:text-underline-type="single" style:text-underline-style="solid" style:text-underline-width="auto" style:text-underline-mode="continuous"/>
    </style:style>
    <style:style style:name="P54" style:parent-style-name="Standard" style:list-style-name="LFO5" style:family="paragraph"/>
    <style:style style:name="P55" style:parent-style-name="Standard" style:list-style-name="LFO5" style:family="paragraph"/>
    <style:style style:name="P56" style:parent-style-name="Standard" style:list-style-name="LFO5" style:family="paragraph"/>
    <style:style style:name="P57" style:parent-style-name="Standard" style:list-style-name="LFO5" style:family="paragraph">
      <style:text-properties style:text-underline-type="single" style:text-underline-style="solid" style:text-underline-width="auto" style:text-underline-mode="continuous"/>
    </style:style>
    <style:style style:name="P58" style:parent-style-name="Standard" style:list-style-name="LFO5" style:family="paragraph"/>
    <style:style style:name="P59" style:parent-style-name="Standard" style:list-style-name="LFO5" style:family="paragraph"/>
    <style:style style:name="P60" style:parent-style-name="Standard" style:list-style-name="LFO5" style:family="paragraph"/>
    <style:style style:name="P61" style:parent-style-name="Standard" style:list-style-name="LFO5" style:family="paragraph">
      <style:text-properties fo:font-weight="bold" style:font-weight-asian="bold" style:text-underline-type="single" style:text-underline-style="solid" style:text-underline-width="auto" style:text-underline-mode="continuous"/>
    </style:style>
    <style:style style:name="P62" style:parent-style-name="Standard" style:list-style-name="LFO5" style:family="paragraph"/>
    <style:style style:name="P63" style:parent-style-name="Standard" style:list-style-name="LFO5" style:family="paragraph"/>
    <style:style style:name="P64" style:parent-style-name="Standard" style:list-style-name="LFO5" style:family="paragraph"/>
  </office:automatic-styles>
  <office:body>
    <office:text text:use-soft-page-breaks="true">
      <text:p text:style-name="P1"><text:tab/><text:tab/><text:tab/><text:tab/><text:tab/><text:span text:style-name="T2">Saboteur Analyse des règle du jeu</text:span></text:p>
      <text:p text:style-name="Standard"/>
      <text:p text:style-name="Standard"/>
      <text:p text:style-name="Standard"><text:span text:style-name="T3">E</text:span><text:span text:style-name="T4">léments du jeu</text:span> :<text:s/></text:p>
      <text:p text:style-name="Standard">36 carte chemins dont 2 carte de début a placer sur le plateau.</text:p>
      <text:p text:style-name="Standard">18 carte action</text:p>
      <text:p text:style-name="Standard">18 carte objectif</text:p>
      <text:p text:style-name="Standard">2 carte clés</text:p>
      <text:p text:style-name="Standard">8jetons<text:s/>nains <text:s text:c="2"/></text:p>
      <text:p text:style-name="Standard">1 plateaux : de 7 casse sur 12 casse</text:p>
      <text:p text:style-name="Standard"/>
      <text:list text:style-name="LFO1" text:continue-numbering="true">
        <text:list-item>
          <text:p text:style-name="P5">préparation du jeux</text:p>
        </text:list-item>
      </text:list>
      <text:p text:style-name="Standard"/>
      <text:list text:style-name="LFO2" text:continue-numbering="true">
        <text:list-item>
          <text:list>
            <text:list-item>
              <text:list>
                <text:list-item>
                  <text:p text:style-name="P6">pioche des carte nains (vert ou bleu)</text:p>
                </text:list-item>
                <text:list-item>
                  <text:p text:style-name="P7">placement des cartes de départ des nains</text:p>
                </text:list-item>
                <text:list-item>
                  <text:p text:style-name="P8">tirage au sort de 6 carte objectif dans le paquet de carte objectif</text:p>
                </text:list-item>
                <text:list-item>
                  <text:p text:style-name="P9">placement des 6 cartes objectifs sur le plateau de jeu au endroit prévue a cette effet</text:p>
                </text:list-item>
                <text:list-item>
                  <text:p text:style-name="P10">création de la pile( mélange des carte chemins <text:s/>et des carte action) <text:s text:c="2"/></text:p>
                </text:list-item>
                <text:list-item>
                  <text:p text:style-name="P11">chaque nains tire au sort 6 carte dans la pile</text:p>
                </text:list-item>
              </text:list>
            </text:list-item>
          </text:list>
        </text:list-item>
      </text:list>
      <text:p text:style-name="Standard"/>
      <text:p text:style-name="Standard"/>
      <text:list text:style-name="LFO3" text:continue-numbering="true">
        <text:list-item>
          <text:p text:style-name="P12">début du jeu</text:p>
        </text:list-item>
      </text:list>
      <text:p text:style-name="Standard"><text:s/></text:p>
      <text:list text:style-name="LFO4" text:continue-numbering="true">
        <text:list-item>
          <text:list>
            <text:list-item>
              <text:list>
                <text:list-item>
                  <text:p text:style-name="P13">le nains vert commence</text:p>
                </text:list-item>
                <text:list-item>
                  <text:p text:style-name="P14">choisie une action sur les <text:s/>disponible <text:s/>actions</text:p>
                  <text:list text:continue-numbering="true">
                    <text:list-item>
                      <text:p text:style-name="P15">Placer une carte chemins</text:p>
                      <text:list text:continue-numbering="true">
                        <text:list-item>
                          <text:p text:style-name="P16">une carte chemins doit crée une liaisons avec un autre chemins</text:p>
                        </text:list-item>
                        <text:list-item>
                          <text:p text:style-name="P17">si la carte chemins est placé a coté d une carte objectif on dévoile carte objectif et on crée une liaison avec les deux cartes si ce n'est pas possible le choix du placement reviens au joueur qui révèle la carte</text:p>
                        </text:list-item>
                        <text:list-item>
                          <text:p text:style-name="P18">chemins spéciale</text:p>
                          <text:list text:continue-numbering="true">
                            <text:list-item>
                              <text:p text:style-name="P19">pont et double virage ( les chemins ne sont pas relier entre eux le joueur doit au moins cre une liaisons</text:p>
                            </text:list-item>
                            <text:list-item>
                              <text:p text:style-name="P20">chemins avec échelle (le chemins est relier avec la case de départ correspondante a<text:s/>la couleur de l échelle</text:p>
                            </text:list-item>
                            <text:list-item>
                              <text:p text:style-name="P21">carte chemins avec une porte (seul les joueur de la même couleur que la port peuvent passer sauf si il a la bonne clé )</text:p>
                            </text:list-item>
                            <text:list-item>
                              <text:p text:style-name="P22">carte chemins avec de l or (contienne de l or )</text:p>
                            </text:list-item>
                            <text:list-item>
                              <text:p text:style-name="P23">carte chemins troll (le troll bloque la connexion derrière lui<text:s/>il faut lui donner une pépite pour le soudoyer et pouvoir passer <text:s/>)</text:p>
                            </text:list-item>
                            <text:list-item>
                              <text:p text:style-name="P24">placer un jetons nains sur le pépite d or <text:s text:c="2"/>mais aussi sur les troll que l on peut récupérai de façon immédiate</text:p>
                            </text:list-item>
                          </text:list>
                        </text:list-item>
                        <text:list-item>
                          <text:p text:style-name="P25">piocher une carte</text:p>
                        </text:list-item>
                      </text:list>
                    </text:list-item>
                  </text:list>
                </text:list-item>
              </text:list>
            </text:list-item>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text:style-name="LFO4" text:continue-numbering="true">
        <text:list-item>
          <text:list>
            <text:list-item>
              <text:list>
                <text:list-item>
                  <text:list>
                    <text:list-item>
                      <text:p text:style-name="P26">Jouer une carte action</text:p>
                      <text:list text:continue-numbering="true">
                        <text:list-item>
                          <text:p text:style-name="P27">les carte outils<text:s/>casser</text:p>
                          <text:list text:continue-numbering="true">
                            <text:list-item>
                              <text:p text:style-name="P28">place cette carte en face du joueur toucher</text:p>
                            </text:list-item>
                            <text:list-item>
                              <text:p text:style-name="P29">il ne peux plus passer de carte chemins</text:p>
                            </text:list-item>
                            <text:list-item>
                              <text:p text:style-name="P30">il doit attendre de placé une carte outils répare pour pouvoir placer de nouveaux des carte chemins</text:p>
                            </text:list-item>
                          </text:list>
                        </text:list-item>
                        <text:list-item>
                          <text:p text:style-name="P31">les carte outils répare</text:p>
                          <text:list text:continue-numbering="true">
                            <text:list-item>
                              <text:p text:style-name="P32">annule l effet des carte outils casser</text:p>
                            </text:list-item>
                          </text:list>
                        </text:list-item>
                        <text:list-item>
                          <text:p text:style-name="P33">cartes clés</text:p>
                          <text:list text:continue-numbering="true">
                            <text:list-item>
                              <text:p text:style-name="P34">permet d'ouvrir une porte pour tout la partie</text:p>
                            </text:list-item>
                          </text:list>
                        </text:list-item>
                        <text:list-item>
                          <text:p text:style-name="P35">carte plan secret</text:p>
                          <text:list text:continue-numbering="true">
                            <text:list-item>
                              <text:p text:style-name="P36">choisie une <text:s/>des cartes objectifs</text:p>
                            </text:list-item>
                            <text:list-item>
                              <text:p text:style-name="P37">la révèle uniquement au joueur qui a jouer la carte</text:p>
                            </text:list-item>
                          </text:list>
                        </text:list-item>
                        <text:list-item>
                          <text:p text:style-name="P38">piocher une carte</text:p>
                        </text:list-item>
                      </text:list>
                    </text:list-item>
                  </text:list>
                </text:list-item>
              </text:list>
            </text:list-item>
          </text:list>
        </text:list-item>
      </text:list>
      <text:p text:style-name="Standard"/>
      <text:list text:style-name="LFO4" text:continue-numbering="true">
        <text:list-item>
          <text:list>
            <text:list-item>
              <text:list>
                <text:list-item>
                  <text:list>
                    <text:list-item>
                      <text:p text:style-name="P39"><text:s/><text:span text:style-name="T40">supprimer une carte action</text:span></text:p>
                      <text:list text:continue-numbering="true">
                        <text:list-item>
                          <text:p text:style-name="P41">défausser deux carte de votre main</text:p>
                        </text:list-item>
                        <text:list-item>
                          <text:p text:style-name="P42">supprimer la carte action devant vous</text:p>
                        </text:list-item>
                        <text:list-item>
                          <text:p text:style-name="P43">piocher une carte ( on perd une carte au total de sa main )</text:p>
                        </text:list-item>
                      </text:list>
                    </text:list-item>
                    <text:list-item>
                      <text:p text:style-name="P44">passer sont tours</text:p>
                      <text:list text:continue-numbering="true">
                        <text:list-item>
                          <text:p text:style-name="P45">passer sont tour en défaussant une carte</text:p>
                          <text:list text:continue-numbering="true">
                            <text:list-item>
                              <text:p text:style-name="P46">supprimer une carte de votre main</text:p>
                            </text:list-item>
                            <text:list-item>
                              <text:p text:style-name="P47">piocher une carte</text:p>
                            </text:list-item>
                          </text:list>
                        </text:list-item>
                        <text:list-item>
                          <text:p text:style-name="P48">passer sont tour en défaussant 2 carte <text:s/></text:p>
                          <text:list text:continue-numbering="true">
                            <text:list-item>
                              <text:p text:style-name="P49">supprimer 2 carte de votre main</text:p>
                            </text:list-item>
                            <text:list-item>
                              <text:p text:style-name="P50">piocher 2 carte</text:p>
                            </text:list-item>
                          </text:list>
                        </text:list-item>
                        <text:list-item>
                          <text:p text:style-name="P51">tour du joueur suivant</text:p>
                        </text:list-item>
                      </text:list>
                    </text:list-item>
                  </text:list>
                </text:list-item>
              </text:list>
            </text:list-item>
          </text:list>
        </text:list-item>
      </text:list>
      <text:p text:style-name="Standard"><text:s text:c="2"/></text:p>
      <text:list text:style-name="LFO5" text:continue-numbering="true">
        <text:list-item>
          <text:p text:style-name="P52">fin de la manche</text:p>
          <text:list text:continue-numbering="true">
            <text:list-item>
              <text:p text:style-name="P53">condition de fin de manche</text:p>
              <text:list text:continue-numbering="true">
                <text:list-item>
                  <text:p text:style-name="P54">les 6 carte objectifs sont révélée</text:p>
                </text:list-item>
                <text:list-item>
                  <text:p text:style-name="P55">les 8 jetons compteur Nain ont été poses</text:p>
                </text:list-item>
                <text:list-item>
                  <text:p text:style-name="P56">pioche épuisé et les 2 joueur non plus de carte en mains</text:p>
                </text:list-item>
              </text:list>
            </text:list-item>
            <text:list-item>
              <text:p text:style-name="P57">les joueur récupère les cartes ou il sont un jetons d or</text:p>
              <text:list text:continue-numbering="true">
                <text:list-item>
                  <text:p text:style-name="P58">elle ne retourne pas en jeu a la prochaine manche</text:p>
                </text:list-item>
              </text:list>
            </text:list-item>
            <text:list-item>
              <text:p text:style-name="P59">le joueur doit payé <text:s/>les troll soudoyer <text:s/>avec les carte <text:s/>pépite d or</text:p>
            </text:list-item>
            <text:list-item>
              <text:p text:style-name="P60">les carte objectif révélé ne retourne pas en jeu</text:p>
            </text:list-item>
          </text:list>
        </text:list-item>
      </text:list>
      <text:p text:style-name="Standard"/>
      <text:list text:style-name="LFO5" text:continue-numbering="true">
        <text:list-item>
          <text:p text:style-name="P61">fin de jeu</text:p>
          <text:list text:continue-numbering="true">
            <text:list-item>
              <text:p text:style-name="P62">les 3 manche sont fini</text:p>
            </text:list-item>
            <text:list-item>
              <text:p text:style-name="P63">comptage des pépite d or</text:p>
            </text:list-item>
            <text:list-item>
              <text:p text:style-name="P64">victoire a celui qui a le plus de pépite d or</text:p>
            </text:list-item>
          </text:list>
        </text:list-item>
      </text:list>
      <text:p text:style-name="Standard"/>
      <text:p text:style-name="Standard"/>
      <text:p text:style-name="Standard"/>
      <text:p text:style-name="Standard"><text:tab/><text:tab/><text:tab/><text:tab/></text:p>
      <text:p text:style-name="Standard"/>
      <text:p text:style-name="Standard"/>
      <text:p text:style-name="Standard"/>
      <text:p text:style-name="Standard"/>
      <text:p text:style-name="Standard"/>
      <text:soft-page-break/>
      <text:p text:style-name="Standard">Analyse sur les carte chemins</text:p>
      <text:p text:style-name="Standard"/>
      <text:p text:style-name="Standard">public classe carte chemins (){</text:p>
      <text:p text:style-name="Standard">boolean chemins du haut</text:p>
      <text:p text:style-name="Standard">boolean chemins a droite</text:p>
      <text:p text:style-name="Standard">boolean chemins en bas</text:p>
      <text:p text:style-name="Standard">boolean chemins a<text:s/>gauche</text:p>
      <text:p text:style-name="Standard">//boolean chemins du milieux //voir carte du jeu</text:p>
      <text:p text:style-name="Standard"><text:s/></text:p>
      <text:p text:style-name="Standard">int pépites</text:p>
      <text:p text:style-name="Standard">//troll troll1 définition du type troll en prelapse</text:p>
      <text:p text:style-name="Standard">//porte porte définition du type porte</text:p>
      <text:p text:style-name="Standard">//</text:p>
      <text:p text:style-name="Standard"/>
      <text:p text:style-name="Standard"/>
      <text:p text:style-name="Standard">//on passe a TRUE c est chemins si il sont présent sur la carte sinon il sont a FALSE</text:p>
      <text:p text:style-name="Standard">//int pépite correspond au nombre de pépite présente sur la carte</text:p>
      <text:p text:style-name="Standard"/>
      <text:p text:style-name="Standard">public void versification (carte1,carte2){</text:p>
      <text:p text:style-name="Standard">if c1.chemins du haut = TRUE and c2. du bas =TRUE {</text:p>
      <text:p text:style-name="Standard"><text:tab/>connexion TRUE}</text:p>
      <text:p text:style-name="Standard">if c1.chemins de droite = TRUE and c2. De gauche =TRUE {</text:p>
      <text:p text:style-name="Standard"><text:tab/>connexion TRUE}</text:p>
      <text:p text:style-name="Standard">if<text:s/>c1.chemins du gauche = TRUE and c2. De droite =TRUE {</text:p>
      <text:p text:style-name="Standard"><text:tab/>connexion TRUE}</text:p>
      <text:p text:style-name="Standard">if c1.chemins du bas= TRUE and c2. du haut <text:s/>=TRUE {</text:p>
      <text:p text:style-name="Standard"><text:tab/>connexion TRUE}</text:p>
      <text:p text:style-name="Standard"/>
      <text:p text:style-name="Standard">else connexion FALSE</text:p>
      <text:p text:style-name="Standard"/>
      <text:p text:style-name="Standard">analyse joueur</text:p>
      <text:p text:style-name="Standard"/>
      <text:p text:style-name="Standard">public class joueur (){</text:p>
      <text:p text:style-name="Standard">string nom ;</text:p>
      <text:p text:style-name="Standard">int nombre de jetons nain</text:p>
      <text:p text:style-name="Standard">string<text:s/>coleur ; <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5LVL2" style:family="text">
      <style:text-properties style:font-name="Times New Roman" style:font-name-asian="SimSun" style:font-name-complex="Lucida San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I"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I"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5LV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Pierre Halloo</dc:creator>
    <meta:creation-date>2016-11-11T16:51:00Z</meta:creation-date>
    <dc:date>2016-12-08T19:05:00Z</dc:date>
    <meta:template xlink:href="Normal" xlink:type="simple"/>
    <meta:editing-cycles>7</meta:editing-cycles>
    <meta:editing-duration>PT23580S</meta:editing-duration>
    <meta:document-statistic meta:page-count="3" meta:paragraph-count="7" meta:word-count="609" meta:character-count="3956" meta:row-count="27" meta:non-whitespace-character-count="3354"/>
  </office:meta>
</office:document-meta>
</file>